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B00000066E6CE6CA2.png" manifest:media-type="image/png"/>
  <manifest:file-entry manifest:full-path="Pictures/100000010000093A0000049D425712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Phetsarath OT" svg:font-family="'Phetsarath OT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/>
      <style:text-properties fo:font-size="14pt" style:font-name-asian="Times New Roman1" style:font-size-asian="14pt" style:language-asian="es" style:country-asian="MX" style:font-name-complex="Arial1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538135" loext:opacity="100%" style:font-name="Georgia" fo:font-size="14pt" style:font-name-asian="Times New Roman1" style:font-size-asian="14pt" style:language-asian="es" style:country-asian="MX" style:font-name-complex="Arial1" style:font-size-complex="14pt"/>
    </style:style>
    <style:style style:name="P3" style:family="paragraph" style:parent-style-name="Standard">
      <style:text-properties style:language-asian="es" style:country-asian="MX"/>
    </style:style>
    <style:style style:name="P4" style:family="paragraph" style:parent-style-name="Contents_20_1">
      <style:paragraph-properties>
        <style:tab-stops>
          <style:tab-stop style:position="18.302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30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302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paragraph-rsid="0123f885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123f885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123f885" officeooo:paragraph-rsid="0123f885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123f885" officeooo:paragraph-rsid="0123f885" style:font-name-asian="Times New Roman1" style:language-asian="es" style:country-asian="MX" style:font-name-complex="Arial1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padding="0.051cm" fo:border-left="none" fo:border-right="none" fo:border-top="1.5pt solid #3465a4" fo:border-bottom="1.5pt solid #3465a4"/>
      <style:text-properties fo:font-weight="bold" officeooo:rsid="0123f885" officeooo:paragraph-rsid="0123f885" style:font-name-asian="Times New Roman1" style:language-asian="es" style:country-asian="MX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123f885" officeooo:paragraph-rsid="0123f885" style:font-name-asian="Times New Roman1" style:language-asian="es" style:country-asian="MX" style:font-name-complex="Arial1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 fo:padding="0.051cm" fo:border-left="none" fo:border-right="none" fo:border-top="none" fo:border-bottom="1.5pt solid #3465a4"/>
      <style:text-properties officeooo:rsid="0123f885" officeooo:paragraph-rsid="0123f885" style:font-name-asian="Times New Roman1" style:language-asian="es" style:country-asian="MX" style:font-name-complex="Arial1" style:font-size-complex="12pt" style:font-weight-complex="bold"/>
    </style:style>
    <style:style style:name="T1" style:family="text">
      <style:text-properties officeooo:rsid="00952f31"/>
    </style:style>
    <style:style style:name="T2" style:family="text">
      <style:text-properties officeooo:rsid="00c42365"/>
    </style:style>
    <style:style style:name="T3" style:family="text">
      <style:text-properties officeooo:rsid="008cc425"/>
    </style:style>
    <style:style style:name="T4" style:family="text">
      <style:text-properties officeooo:rsid="0123f885"/>
    </style:style>
    <style:style style:name="T5" style:family="text">
      <style:text-properties officeooo:rsid="0122819a"/>
    </style:style>
    <style:style style:name="T6" style:family="text">
      <style:text-properties officeooo:rsid="00f22129"/>
    </style:style>
    <style:style style:name="T7" style:family="text">
      <style:text-properties officeooo:rsid="00a5f99b"/>
    </style:style>
    <style:style style:name="T8" style:family="text">
      <style:text-properties officeooo:rsid="0123f885" style:font-name-asian="Times New Roman1" style:language-asian="es" style:country-asian="MX" style:font-name-complex="Arial1" style:font-size-complex="12pt" style:font-weight-complex="bold"/>
    </style:style>
    <style:style style:name="T9" style:family="text">
      <style:text-properties style:font-name-asian="Times New Roman1" style:language-asian="es" style:country-asian="MX" style:font-name-complex="Arial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M</text:span><text:span text:style-name="T2">iércoles</text:span><text:span text:style-name="T3"> </text:span><text:span text:style-name="T4">2</text:span><text:span text:style-name="T5">0 </text:span><text:span text:style-name="T3">de </text:span><text:span text:style-name="T5">m</text:span><text:span text:style-name="T6">a</text:span><text:span text:style-name="T5">yo</text:span><text:span text:style-name="T3"> del 202</text:span><text:span text:style-name="T7">5</text:span>.</text:p>
      <text:p text:style-name="P3"/>
      <text:table-of-content text:style-name="Sect1" text:protected="true" text:name="Sumario1">
        <text:table-of-content-source text:outline-level="4" text:use-index-marks="false">
          <text:index-title-template text:style-name="Index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Index">Índice</text:p>
          </text:index-title>
          <text:p text:style-name="P4"><text:a xlink:type="simple" xlink:href="#__RefHeading___Toc6179_1712450658" text:style-name="Index_20_Link" text:visited-style-name="Index_20_Link">VIGENCIA DEL INE DE LOS EMPLEADOS. ALERTA.<text:tab/>2</text:a></text:p>
          <text:p text:style-name="P5"><text:a xlink:type="simple" xlink:href="#__RefHeading___Toc4264_3664607505" text:style-name="Index_20_Link" text:visited-style-name="Index_20_Link">INE pendiente de FRANCISCO JAVIER PORTILLO RODRÍGUEZ<text:tab/>2</text:a></text:p>
          <text:p text:style-name="P4"><text:a xlink:type="simple" xlink:href="#__RefHeading___Toc6978_1712450658" text:style-name="Index_20_Link" text:visited-style-name="Index_20_Link">PROGRAMAS ANDROID<text:tab/>2</text:a></text:p>
          <text:p text:style-name="P6"><text:a xlink:type="simple" xlink:href="#__RefHeading___Toc6980_1712450658" text:style-name="Index_20_Link" text:visited-style-name="Index_20_Link">Mi Nomina<text:tab/>2</text:a></text:p>
          <text:p text:style-name="P5"><text:a xlink:type="simple" xlink:href="#__RefHeading___Toc2737_3925419986" text:style-name="Index_20_Link" text:visited-style-name="Index_20_Link">Detener Borrado en Espera poder hacer (WEB)<text:tab/>2</text:a></text:p>
          <text:p text:style-name="P5"><text:a xlink:type="simple" xlink:href="#__RefHeading___Toc1695_2588273924" text:style-name="Index_20_Link" text:visited-style-name="Index_20_Link">IOS No permite hacer el cambio de Clave<text:tab/>2</text:a></text:p>
          <text:p text:style-name="P5"><text:a xlink:type="simple" xlink:href="#__RefHeading___Toc3548_3664607505" text:style-name="Index_20_Link" text:visited-style-name="Index_20_Link">Descargas parece no se realiza<text:tab/>3</text:a></text:p>
          <text:p text:style-name="P5"><text:a xlink:type="simple" xlink:href="#__RefHeading___Toc3550_3664607505" text:style-name="Index_20_Link" text:visited-style-name="Index_20_Link">Notificaciones no se presentan<text:tab/>3</text:a></text:p>
          <text:p text:style-name="P6"><text:a xlink:type="simple" xlink:href="#__RefHeading___Toc6982_1712450658" text:style-name="Index_20_Link" text:visited-style-name="Index_20_Link">Permisos<text:tab/>3</text:a></text:p>
          <text:p text:style-name="P5"><text:a xlink:type="simple" xlink:href="#__RefHeading___Toc2822_2588273924" text:style-name="Index_20_Link" text:visited-style-name="Index_20_Link">En espera hasta nuevo aviso.<text:tab/>4</text:a></text:p>
          <text:p text:style-name="P6"><text:a xlink:type="simple" xlink:href="#__RefHeading___Toc3482_1579264254" text:style-name="Index_20_Link" text:visited-style-name="Index_20_Link">Muliix Móvil (Beto configura clon)<text:tab/>9</text:a></text:p>
          <text:p text:style-name="P5"><text:a xlink:type="simple" xlink:href="#__RefHeading___Toc6713_3664607505" text:style-name="Index_20_Link" text:visited-style-name="Index_20_Link">Embarques Movil<text:tab/>9</text:a></text:p>
          <text:p text:style-name="P4"><text:a xlink:type="simple" xlink:href="#__RefHeading___Toc2430_1712450658" text:style-name="Index_20_Link" text:visited-style-name="Index_20_Link">TAREAS ODOO<text:tab/>10</text:a></text:p>
          <text:p text:style-name="P6"><text:a xlink:type="simple" xlink:href="#__RefHeading___Toc2432_1712450658" text:style-name="Index_20_Link" text:visited-style-name="Index_20_Link">Cotizar y comprar una Licencia para Odoo<text:tab/>10</text:a></text:p>
          <text:p text:style-name="P5"><text:a xlink:type="simple" xlink:href="#__RefHeading___Toc5443_3664607505" text:style-name="Index_20_Link" text:visited-style-name="Index_20_Link">Detenido hasta nuevo aviso<text:tab/>10</text:a></text:p>
          <text:p text:style-name="P6"><text:a xlink:type="simple" xlink:href="#__RefHeading___Toc3710_1712450658" text:style-name="Index_20_Link" text:visited-style-name="Index_20_Link">Documentación Learning Odoo<text:tab/>10</text:a></text:p>
          <text:p text:style-name="P5"><text:a xlink:type="simple" xlink:href="#__RefHeading___Toc5445_3664607505" text:style-name="Index_20_Link" text:visited-style-name="Index_20_Link">Inicia capacitación Paulina<text:tab/>10</text:a></text:p>
          <text:p text:style-name="P6"><text:a xlink:type="simple" xlink:href="#__RefHeading___Toc4969_1712450658" text:style-name="Index_20_Link" text:visited-style-name="Index_20_Link">Desarrollo y Actualización Pagina Web Odoo<text:tab/>10</text:a></text:p>
          <text:p text:style-name="P5"><text:a xlink:type="simple" xlink:href="#__RefHeading___Toc3601_2854126328" text:style-name="Index_20_Link" text:visited-style-name="Index_20_Link">Ajustes realiza Diana<text:tab/>11</text:a></text:p>
          <text:p text:style-name="P4"><text:a xlink:type="simple" xlink:href="#__RefHeading___Toc2436_1712450658" text:style-name="Index_20_Link" text:visited-style-name="Index_20_Link">TAREAS PENDIENTES DE PROGRAMAR<text:tab/>11</text:a></text:p>
          <text:p text:style-name="P6"><text:a xlink:type="simple" xlink:href="#__RefHeading___Toc657_2421232544" text:style-name="Index_20_Link" text:visited-style-name="Index_20_Link">MI NOMINA: Usuarios autoricen nomina.<text:tab/>11</text:a></text:p>
          <text:p text:style-name="P6"><text:a xlink:type="simple" xlink:href="#__RefHeading___Toc2438_1712450658" text:style-name="Index_20_Link" text:visited-style-name="Index_20_Link">Reporte Empleados Vacaciones<text:tab/>12</text:a></text:p>
          <text:p text:style-name="P6"><text:a xlink:type="simple" xlink:href="#__RefHeading___Toc2440_1712450658" text:style-name="Index_20_Link" text:visited-style-name="Index_20_Link">Mejoras Requisición Vista Muliix<text:tab/>12</text:a></text:p>
          <text:p text:style-name="P6"><text:a xlink:type="simple" xlink:href="#__RefHeading___Toc2442_1712450658" text:style-name="Index_20_Link" text:visited-style-name="Index_20_Link">Modulo de Alerta Recepción de Materias Primas.<text:tab/>12</text:a></text:p>
          <text:p text:style-name="P6"><text:a xlink:type="simple" xlink:href="#__RefHeading___Toc5490_1712450658" text:style-name="Index_20_Link" text:visited-style-name="Index_20_Link">Control de Asistencias por horario<text:tab/>12</text:a></text:p>
          <text:p text:style-name="P6"><text:a xlink:type="simple" xlink:href="#__RefHeading___Toc2238_3925419986" text:style-name="Index_20_Link" text:visited-style-name="Index_20_Link">Alerta Comprobantes Pago No Enviados.<text:tab/>13</text:a></text:p>
          <text:p text:style-name="P6"><text:a xlink:type="simple" xlink:href="#__RefHeading___Toc2743_3925419986" text:style-name="Index_20_Link" text:visited-style-name="Index_20_Link">Programa de Pagos para Comercializadora<text:tab/>14</text:a></text:p>
          <text:p text:style-name="P6"><text:a xlink:type="simple" xlink:href="#__RefHeading___Toc3484_1579264254" text:style-name="Index_20_Link" text:visited-style-name="Index_20_Link">Sistema Diario de Bancos<text:tab/>14</text:a></text:p>
        </text:index-body>
      </text:table-of-content>
      <text:h text:style-name="P7" text:outline-level="1"><text:bookmark-start text:name="__RefHeading___Toc6179_1712450658"/><text:soft-page-break/><text:span text:style-name="T4">Identificar</text:span><text:bookmark-end text:name="__RefHeading___Toc6179_1712450658"/></text:h>
      <text:p text:style-name="P8"><text:span text:style-name="T8">ID: 250509-262</text:span></text:p>
      <text:p text:style-name="P8"><text:span text:style-name="T8">TAREA: Documentar sobre el repositorio Reportik y su configuración.</text:span></text:p>
      <text:p text:style-name="P8"><text:span text:style-name="T8">OBJETIVO: Tener una guiá para instalar, configurar el desarrollo de los sistemas propios de Iteknia y pueda ser modificado por desarrolladores nuevos en el futuro.</text:span></text:p>
      <text:p text:style-name="P8"><text:span text:style-name="T8">SOLICITADO: Ing. Eduardo Macias M.</text:span></text:p>
      <text:p text:style-name="P8"><text:span text:style-name="T8"/></text:p>
      <text:p text:style-name="P9"><text:span text:style-name="T9">Antecedentes</text:span></text:p>
      <text:p text:style-name="P9"><text:span text:style-name="T9"/></text:p>
      <text:p text:style-name="P9"><text:span text:style-name="T9">Que es</text:span></text:p>
      <text:p text:style-name="P9"><text:span text:style-name="T9"/></text:p>
      <text:p text:style-name="P9"><text:span text:style-name="T9">Contenido</text:span></text:p>
      <text:p text:style-name="P9"><text:span text:style-name="T9"/></text:p>
      <text:p text:style-name="P9"><text:span text:style-name="T9">Requerimientos</text:span></text:p>
      <text:p text:style-name="P9"><text:span text:style-name="T9"/></text:p>
      <text:p text:style-name="P9"><text:span text:style-name="T9">Configuración</text:span></text:p>
      <text:p text:style-name="P9"><text:span text:style-name="T9"/></text:p>
      <text:h text:style-name="Heading_20_1" text:outline-level="1">Repositorio</text:h>
      <text:p text:style-name="P9"><text:span text:style-name="T9">GIT REPORTIK</text:span></text:p>
      <text:p text:style-name="P9"><text:span text:style-name="T9">reportik</text:span></text:p>
      <text:p text:style-name="P9"><text:span text:style-name="T9">Itkreportik2</text:span></text:p>
      <text:p text:style-name="P9"><text:span text:style-name="T9">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</text:span></text:p>
      <text:p text:style-name="P9"><text:span text:style-name="T9"/></text:p>
      <text:p text:style-name="P9"><text:span text:style-name="T9">Apéndice</text:span></text:p>
      <text:p text:style-name="P9"><text:span text:style-name="T9"/></text:p>
      <text:p text:style-name="P9"><text:span text:style-name="T9"/></text:p>
      <text:p text:style-name="P10">Quedo a sus órdenes.</text:p>
      <text:p text:style-name="P11">REPORTE PREPARADO</text:p>
      <text:p text:style-name="P12">Ing. Vicente Cueva Ramírez</text:p>
      <text:p text:style-name="P12">Soporte Sistemas</text:p>
      <text:p text:style-name="P13">Miércoles 21 de mayo del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Phetsarath OT" svg:font-family="'Phetsarath OT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font-size="12pt" officeooo:rsid="00122303" style:font-name-asian="Times New Roman1" style:font-family-asian="'Times New Roman'" style:font-family-generic-asian="system" style:font-pitch-asian="variable" style:font-size-asian="12pt" style:language-asian="es" style:country-asian="MX" style:font-name-complex="Arial1" style:font-family-complex="Arial" style:font-family-generic-complex="system" style:font-pitch-complex="variable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text-align="center" style:justify-single-word="false" text:number-lines="false" text:line-number="0">
        <style:tab-stops/>
      </style:paragraph-properties>
      <style:text-properties fo:color="#3465a4" loext:opacity="100%" fo:font-size="18pt"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fo:color="#00b050" loext:opacity="100%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MX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000ff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ffc000" loext:opacity="100%" style:font-name="Arial Black" fo:font-family="'Arial Black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MX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keep-with-next="always"/>
      <style:text-properties fo:color="#2e74b5" loext:opacity="100%" style:font-name="Calibri Light" fo:font-family="'Calibri Light'" style:font-family-generic="roman" style:font-pitch="variable" fo:font-size="16pt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fo:color="#ff0066" loext:opacity="100%" fo:font-size="14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loext:graphic-properties draw:fill="solid" draw:fill-color="#cccccc"/>
      <style:paragraph-properties fo:margin-left="1cm" fo:margin-right="1cm" fo:margin-top="0cm" fo:margin-bottom="0cm" style:contextual-spacing="false" fo:text-indent="0cm" style:auto-text-indent="false" fo:background-color="#cccccc" fo:padding="0.049cm" fo:border-left="0.06pt solid #808080" fo:border-right="0.06pt solid #808080" fo:border-top="none" fo:border-bottom="none"/>
    </style:style>
    <style:style style:name="Contents_20_4" style:display-name="Contents 4" style:family="paragraph" style:parent-style-name="Index" style:class="index">
      <style:paragraph-properties fo:margin-left="1.7cm" fo:text-indent="0cm" style:auto-text-indent="false">
        <style:tab-stops>
          <style:tab-stop style:position="16.805cm" style:type="right" style:leader-style="dotted" style:leader-text="."/>
        </style:tab-stops>
      </style:paragraph-properties>
      <style:text-properties fo:font-size="12pt"/>
    </style:style>
    <style:style style:name="Default_20_Paragraph_20_Font_20__28_WW_29_" style:display-name="Default Paragraph Font (WW)" style:family="text"/>
    <style:style style:name="art_5f_titulo" style:display-name="art_titulo" style:family="text" style:parent-style-name="Default_20_Paragraph_20_Font_20__28_WW_29_"/>
    <style:style style:name="art_5f_descripcion" style:display-name="art_descripcion" style:family="text" style:parent-style-name="Default_20_Paragraph_20_Font_20__28_WW_29_"/>
    <style:style style:name="art_5f_autor" style:display-name="art_autor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Título_20_1_20_Car" style:display-name="Título 1 Car" style:family="text" style:parent-style-name="Default_20_Paragraph_20_Font_20__28_WW_29_">
      <style:text-properties fo:color="#00b050" loext:opacity="100%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MX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plainlinks" style:family="text" style:parent-style-name="Default_20_Paragraph_20_Font_20__28_WW_29_"/>
    <style:style style:name="citation" style:family="text" style:parent-style-name="Default_20_Paragraph_20_Font_20__28_WW_29_"/>
    <style:style style:name="Título_20_3_20_Car" style:display-name="Título 3 Car" style:family="text" style:parent-style-name="Default_20_Paragraph_20_Font_20__28_WW_29_">
      <style:text-properties fo:color="#ffc000" loext:opacity="100%" style:font-name="Arial Black" fo:font-family="'Arial Black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_20__28_WW_29_"/>
    <style:style style:name="mw-editsection" style:family="text" style:parent-style-name="Default_20_Paragraph_20_Font_20__28_WW_29_"/>
    <style:style style:name="mw-editsection-bracket" style:family="text" style:parent-style-name="Default_20_Paragraph_20_Font_20__28_WW_29_"/>
    <style:style style:name="Título_20_4_20_Car" style:display-name="Título 4 C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ncabezado_20_Car" style:display-name="Encabezado Car" style:family="text" style:parent-style-name="Default_20_Paragraph_20_Font_20__28_WW_29_"/>
    <style:style style:name="Pie_20_de_20_página_20_Car" style:display-name="Pie de página Car" style:family="text" style:parent-style-name="Default_20_Paragraph_20_Font_20__28_WW_29_"/>
    <style:style style:name="Texto_20_de_20_globo_20_Car" style:display-name="Texto de globo Car" style:family="text" style:parent-style-name="Default_20_Paragraph_20_Font_20__28_WW_29_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ar" style:display-name="Título 2 Car" style:family="text" style:parent-style-name="Default_20_Paragraph_20_Font_20__28_WW_29_">
      <style:text-properties fo:color="#0000ff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ff0000" loext:opacity="10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81d41a" loext:opacity="100%"/>
    </style:style>
    <style:style style:name="MP2" style:family="paragraph" style:parent-style-name="Header">
      <style:paragraph-properties fo:text-align="center" style:justify-single-word="false"/>
      <style:text-properties fo:font-size="18pt" officeooo:paragraph-rsid="008cc425" style:font-size-asian="18pt" style:font-name-complex="Arial1"/>
    </style:style>
    <style:style style:name="MP3" style:family="paragraph" style:parent-style-name="Header">
      <style:paragraph-properties fo:text-align="center" style:justify-single-word="false"/>
      <style:text-properties fo:color="#538135" loext:opacity="100%" style:font-name-complex="Arial1" style:font-size-complex="12pt"/>
    </style:style>
    <style:style style:name="MP4" style:family="paragraph" style:parent-style-name="Footer">
      <style:paragraph-properties fo:text-align="end" style:justify-single-word="false"/>
      <style:text-properties fo:language="es" fo:country="ES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text-properties fo:color="#000000" loext:opacity="100%" style:font-name="Helvetica" fo:background-color="#ffffff" style:font-name-complex="Helvetica1"/>
    </style:style>
    <style:style style:name="MT1" style:family="text">
      <style:text-properties fo:font-size="16pt" fo:font-weight="bold" officeooo:rsid="007d4763" style:font-size-asian="16pt" style:font-weight-asian="bold" style:font-name-complex="Arial1" style:font-size-complex="10pt" style:font-weight-complex="bold"/>
    </style:style>
    <style:style style:name="MT2" style:family="text">
      <style:text-properties officeooo:rsid="0123f885"/>
    </style:style>
    <style:style style:name="MT3" style:family="text">
      <style:text-properties officeooo:rsid="008431d5"/>
    </style:style>
    <style:style style:name="MT4" style:family="text">
      <style:text-properties officeooo:rsid="008cc425"/>
    </style:style>
    <style:style style:name="MT5" style:family="text">
      <style:text-properties fo:color="#729fcf" loext:opacity="100%" style:font-name="Georgia" fo:font-weight="bold" officeooo:rsid="0123f885" style:font-weight-asian="bold" style:font-weight-complex="bold"/>
    </style:style>
    <style:style style:name="MT6" style:family="text">
      <style:text-properties fo:color="#729fcf" loext:opacity="100%" style:font-name="Georgia" fo:font-weight="bold" style:font-weight-asian="bold" style:font-weight-complex="bold"/>
    </style:style>
    <style:style style:name="MT7" style:family="text">
      <style:text-properties fo:language="es" fo:country="ES"/>
    </style:style>
    <style:style style:name="MT8" style:family="text">
      <style:text-properties fo:font-weight="bold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1.685cm" fo:margin-right="1.60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  <number:date-style style:name="N43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7" text:anchor-type="paragraph" svg:x="14.441cm" svg:y="0.113cm" svg:width="3.801cm" svg:height="1.901cm" draw:z-index="3"><draw:image xlink:href="Pictures/100000010000093A0000049D42571201.png" xlink:type="simple" xlink:show="embed" xlink:actuate="onLoad" draw:mime-type="image/png"/></draw:frame><draw:frame draw:style-name="Mfr2" draw:name="Imagen3" text:anchor-type="char" svg:x="0.695cm" svg:y="-0.011cm" svg:width="2.457cm" svg:height="2.037cm" draw:z-index="1"><draw:image xlink:href="Pictures/100000000000007B00000066E6CE6CA2.png" xlink:type="simple" xlink:show="embed" xlink:actuate="onLoad" draw:mime-type="image/png"/></draw:frame><text:span text:style-name="MT1">Iteknia Equipamiento, S.A. de C.V.</text:span></text:p>
        <text:p text:style-name="MP2"><text:span text:style-name="MT2">Sistemas </text:span><text:span text:style-name="MT3">De</text:span><text:span text:style-name="MT4">sarroll</text:span><text:span text:style-name="MT2">os</text:span></text:p>
        <text:p text:style-name="MP2"><text:span text:style-name="MT5">Repositorio Reportik</text:span><text:span text:style-name="MT6"> </text:span></text:p>
        <text:p text:style-name="MP3"/>
      </style:header>
      <style:footer>
        <text:p text:style-name="MP4"><text:date style:data-style-name="N43" text:date-value="2025-05-20T12:55:30.434642499">mar 20 de mayo de 2025</text:date></text:p>
        <text:p text:style-name="MP5"><text:span text:style-name="MT7">Página </text:span><text:span text:style-name="MT8"><text:page-number text:select-page="current">1</text:page-number></text:span><text:span text:style-name="MT7"><text:s/>de </text:span><text:span text:style-name="MT8"><text:page-count>2</text:page-count></text:span></text:p>
        <text:p text:style-name="MP6">&lt;º))))&gt;&lt;.·´¯`·.<text:title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ente</meta:initial-creator>
    <meta:editing-cycles>163</meta:editing-cycles>
    <meta:print-date>2025-01-08T13:16:08.440988183</meta:print-date>
    <meta:creation-date>2024-02-20T00:00:00</meta:creation-date>
    <dc:date>2025-05-20T12:55:29.999515820</dc:date>
    <meta:editing-duration>P4DT4H48M32S</meta:editing-duration>
    <meta:generator>LibreOffice/24.8.7.2$Linux_X86_64 LibreOffice_project/f4f281f562fb585d46b0af5755dfe1eb6adc047f</meta:generator>
    <meta:printed-by>Archivos PDF</meta:printed-by>
    <meta:document-statistic meta:table-count="0" meta:image-count="2" meta:object-count="0" meta:page-count="2" meta:paragraph-count="57" meta:word-count="253" meta:character-count="1625" meta:non-whitespace-character-count="1428"/>
    <meta:user-defined meta:name="AppVersion">16.0000</meta:user-defined>
    <meta:template xlink:type="simple" xlink:actuate="onRequest" xlink:title="Normal.dotm" xlink:href=""/>
  </office:meta>
</office:document-meta>
</file>